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80000015F203881C8.jpg" manifest:media-type="image/jpeg"/>
  <manifest:file-entry manifest:full-path="Pictures/10000201000000A50000002FC085EA40.png" manifest:media-type="image/png"/>
  <manifest:file-entry manifest:full-path="Pictures/1000020100000205000000B7174E35E1.png" manifest:media-type="image/png"/>
  <manifest:file-entry manifest:full-path="Pictures/10000000000001680000015F0EFD1D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3.9326in" style:rel-column-width="37216*"/>
    </style:style>
    <style:style style:name="horizontallist.B" style:family="table-column">
      <style:table-column-properties style:column-width="2.9924in" style:rel-column-width="28319*"/>
    </style:style>
    <style:style style:name="Table1" style:family="table">
      <style:table-properties style:width="6.925in" table:align="margins"/>
    </style:style>
    <style:style style:name="Table1.A" style:family="table-column">
      <style:table-column-properties style:column-width="3.6201in" style:rel-column-width="34259*"/>
    </style:style>
    <style:style style:name="Table1.B" style:family="table-column">
      <style:table-column-properties style:column-width="3.3049in" style:rel-column-width="31276*"/>
    </style:style>
    <style:style style:name="Table1.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Standard">
      <style:paragraph-properties fo:margin-left="0.4925in" fo:margin-right="0in" fo:text-indent="0in" style:auto-text-indent="false"/>
      <style:text-properties fo:font-weight="bold" officeooo:paragraph-rsid="00215f3a" style:font-weight-asian="bold" style:font-weight-complex="bold"/>
    </style:style>
    <style:style style:name="P5" style:family="paragraph" style:parent-style-name="Standard">
      <style:paragraph-properties fo:keep-together="always"/>
    </style:style>
    <style:style style:name="P6" style:family="paragraph" style:parent-style-name="text-body">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text-properties officeooo:paragraph-rsid="00202324"/>
    </style:style>
    <style:style style:name="P12" style:family="paragraph" style:parent-style-name="sect1" style:list-style-name=""/>
    <style:style style:name="P13" style:family="paragraph" style:parent-style-name="sect1">
      <style:paragraph-properties fo:break-before="page"/>
    </style:style>
    <style:style style:name="P14" style:family="paragraph" style:parent-style-name="sect2" style:list-style-name=""/>
    <style:style style:name="P15" style:family="paragraph" style:parent-style-name="sect2">
      <style:paragraph-properties fo:break-before="page"/>
    </style:style>
    <style:style style:name="P16" style:family="paragraph" style:parent-style-name="sect3" style:list-style-name=""/>
    <style:style style:name="P17" style:family="paragraph" style:parent-style-name="sect3">
      <style:paragraph-properties fo:break-before="page"/>
    </style:style>
    <style:style style:name="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2" style:family="text">
      <style:text-properties fo:font-weight="bold" style:font-weight-asian="bold" style:font-weight-complex="bold"/>
    </style:style>
    <style:style style:name="T3" style:family="text">
      <style:text-properties officeooo:rsid="001efd6e"/>
    </style:style>
    <style:style style:name="T4" style:family="text">
      <style:text-properties officeooo:rsid="00202324"/>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Numbering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Numbering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Numbering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0"><text:title/><text:span text:style-name="T4">Solution Admin Host Deployment Guide</text:span></text:p>
      <text:p text:style-name="cover-text"/>
      <text:h text:style-name="sect1" text:outline-level="1"><text:bookmark-start text:name="_dell_admin_node_deployment"/>Dell Admin Node Deployment<text:bookmark-end text:name="_dell_admin_node_deployment"/></text:h>
      <text:p text:style-name="text-body">The deployment of the Dell Solution Admin Host is performed using a kickstart file. This kickstart file performs the following steps when properly configured.</text:p>
      <text:list xml:id="list4961289322150514908" text:style-name="L1">
        <text:list-item>
          <text:p text:style-name="P7">Partitions the system </text:p>
        </text:list-item>
        <text:list-item>
          <text:p text:style-name="P7">Sets SELinux to permissive mode </text:p>
        </text:list-item>
        <text:list-item>
          <text:p text:style-name="P7">Disables firewalld and uses iptables </text:p>
        </text:list-item>
        <text:list-item>
          <text:p text:style-name="P7">Disables NetworkManager </text:p>
        </text:list-item>
        <text:list-item>
          <text:p text:style-name="P7">Configures networking including the following: </text:p>
          <text:list>
            <text:list-item>
              <text:p text:style-name="P7">bonding </text:p>
            </text:list-item>
            <text:list-item>
              <text:p text:style-name="P7">bridges </text:p>
            </text:list-item>
            <text:list-item>
              <text:p text:style-name="P7">static IP addresses </text:p>
            </text:list-item>
            <text:list-item>
              <text:p text:style-name="P7">The gateway </text:p>
            </text:list-item>
            <text:list-item>
              <text:p text:style-name="P7">Name resolution </text:p>
            </text:list-item>
            <text:list-item>
              <text:p text:style-name="P7">NTP time service </text:p>
            </text:list-item>
          </text:list>
        </text:list-item>
      </text:list>
      <text:list xml:id="list1139312810564793502" text:style-name="L2">
        <text:list-item>
          <text:p text:style-name="P8">Registers the system using the Red Hat Subscription Manager </text:p>
        </text:list-item>
      </text:list>
      <text:h text:style-name="sect3" text:outline-level="3"><text:bookmark-start text:name="_determine_pool_id"/>Determine Pool ID<text:bookmark-end text:name="_determine_pool_id"/></text:h>
      <text:p text:style-name="text-body">To determine the pool id needed for registration using <text:span text:style-name="_2a__20_RA-Software_20_Name">subscription-manager</text:span>, you must have an existing server that is registered to the <text:span text:style-name="_2a__20_RA-Important_20_Term">RedHat Hosted Services</text:span>.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6">Determine the correct pool ID’s needed for this environment and take note of them.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line-break/></text:p>
      <text:p text:style-name="text-body"/>
      <text:p text:style-name="text-body">The above output shows a subscription that contains the OpenStack repositories. This subscription is for a physical system, so this pool ID will work for the controller and compute nodes. The Foreman virtual machine can use this same subscription even though the subscription is for a physical system and not a virtual machine. However, the physical servers cannot use a subscription type marked as <text:span text:style-name="_2a__20_RA-Variable_20_Data">Virtual</text:span>.</text:p>
      <text:p text:style-name="text-body">The Solution Admin Host could use this same subscription since it only needs the Red Hat Enterprise Server subscription and this one includes it. However, this would be wasteful. Look for a subscription that contains only the Red Hat Enterprise Server subscription to use for the SAH host.</text:p>
      <text:h text:style-name="P16" text:outline-level="3"/>
      <text:h text:style-name="P17" text:outline-level="3"><text:bookmark-start text:name="_optional_proxy_settings"/>Optional Proxy Settings<text:bookmark-end text:name="_optional_proxy_settings"/></text:h>
      <text:p text:style-name="text-body">Proxy settings for the <text:span text:style-name="_2a__20_RA-Software_20_Name">subscription-manager</text:span> and <text:span text:style-name="_2a__20_RA-Software_20_Name">yum</text:span>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text:span text:style-name="_2a__20_RA-Software_20_Name"> 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horizontallist" table:style-name="horizontallist">
        <table:table-column table:style-name="horizontallist.A"/>
        <table:table-column table:style-name="horizontallist.B"/>
        <table:table-row>
          <table:table-cell office:value-type="string">
            <text:p text:style-name="P3">subscription_manager_proxy </text:p>
          </table:table-cell>
          <table:table-cell office:value-type="string">
            <text:p text:style-name="Standard">The proxy server to use, if needed. </text:p>
          </table:table-cell>
        </table:table-row>
        <table:table-row>
          <table:table-cell office:value-type="string">
            <text:p text:style-name="P3">subscription_manager_proxy_port </text:p>
          </table:table-cell>
          <table:table-cell office:value-type="string">
            <text:p text:style-name="Standard">The proxy port to use, if needed. </text:p>
          </table:table-cell>
        </table:table-row>
        <table:table-row>
          <table:table-cell office:value-type="string">
            <text:p text:style-name="P3">subscription_manager_proxy_user </text:p>
          </table:table-cell>
          <table:table-cell office:value-type="string">
            <text:p text:style-name="Standard">The proxy username, if needed. </text:p>
          </table:table-cell>
        </table:table-row>
        <table:table-row>
          <table:table-cell office:value-type="string">
            <text:p text:style-name="P3">subscription_manager_proxy_password </text:p>
          </table:table-cell>
          <table:table-cell office:value-type="string">
            <text:p text:style-name="Standard">The proxy password, if needed. </text:p>
          </table:table-cell>
        </table:table-row>
      </table:table>
      <text:h text:style-name="sect2" text:outline-level="2"><text:bookmark-start text:name="_customize_the_kickstart_file"/>Customize the kickstart file<text:bookmark-end text:name="_customize_the_kickstart_file"/></text:h>
      <text:p text:style-name="text-body">The kickstart file must be customized for the environment it is being installed into.</text:p>
      <text:p text:style-name="text-body">All changes that usually need changed are between the lines marked <text:span text:style-name="_2a__20_RA-UI_20_Element">CHANGEME</text:span> and <text:span text:style-name="_2a__20_RA-UI_20_Element">END of CHANGEME</text:span>. No other edits should need to be made outside of these lines.</text:p>
      <text:p text:style-name="text-body">Set the following variables:</text:p>
      <table:table table:name="Table1" table:style-name="Table1">
        <table:table-column table:style-name="Table1.A"/>
        <table:table-column table:style-name="Table1.B"/>
        <table:table-row>
          <table:table-cell table:style-name="Table1.A1" office:value-type="string">
            <text:p text:style-name="P3">HostName </text:p>
          </table:table-cell>
          <table:table-cell table:style-name="Table1.A1" office:value-type="string">
            <text:p text:style-name="Standard">The FQDN of the server. </text:p>
          </table:table-cell>
        </table:table-row>
        <table:table-row>
          <table:table-cell table:style-name="Table1.A1" office:value-type="string">
            <text:p text:style-name="P3">SystemPassword </text:p>
          </table:table-cell>
          <table:table-cell table:style-name="Table1.A1" office:value-type="string">
            <text:p text:style-name="Standard">The root user password for the system. </text:p>
          </table:table-cell>
        </table:table-row>
        <table:table-row>
          <table:table-cell table:style-name="Table1.A1" office:value-type="string">
            <text:p text:style-name="P3">SubscriptionManagerUser </text:p>
          </table:table-cell>
          <table:table-cell table:style-name="Table1.A1" office:value-type="string">
            <text:p text:style-name="Standard">The user credential when registering with Subscription Manager. </text:p>
          </table:table-cell>
        </table:table-row>
        <table:table-row>
          <table:table-cell table:style-name="Table1.A1" office:value-type="string">
            <text:p text:style-name="P3">SubscriptionManagerPassword </text:p>
          </table:table-cell>
          <table:table-cell table:style-name="Table1.A1" office:value-type="string">
            <text:p text:style-name="Standard">The user password when registering with Subscription Manager. </text:p>
          </table:table-cell>
        </table:table-row>
        <table:table-row>
          <table:table-cell table:style-name="Table1.A1" office:value-type="string">
            <text:p text:style-name="P3">SubscriptionManagerPool </text:p>
          </table:table-cell>
          <table:table-cell table:style-name="Table1.A1" office:value-type="string">
            <text:p text:style-name="Standard">The pool ID used when attaching the system to an entitlement. </text:p>
          </table:table-cell>
        </table:table-row>
        <table:table-row>
          <table:table-cell table:style-name="Table1.A1" office:value-type="string">
            <text:p text:style-name="P3">SubscriptionManagerProxy </text:p>
          </table:table-cell>
          <table:table-cell table:style-name="Table1.A1" office:value-type="string">
            <text:p text:style-name="Standard">Optional proxy server to use when attaching the system to an entitlement. </text:p>
          </table:table-cell>
        </table:table-row>
        <table:table-row>
          <table:table-cell table:style-name="Table1.A1" office:value-type="string">
            <text:p text:style-name="P3">SubscriptionManagerProxyPort </text:p>
          </table:table-cell>
          <table:table-cell table:style-name="Table1.A1" office:value-type="string">
            <text:p text:style-name="Standard">Optional port for the proxy server. </text:p>
          </table:table-cell>
        </table:table-row>
        <table:table-row>
          <table:table-cell table:style-name="Table1.A1" office:value-type="string">
            <text:p text:style-name="P3">SubscriptionManagerProxyUser </text:p>
          </table:table-cell>
          <table:table-cell table:style-name="Table1.A1" office:value-type="string">
            <text:p text:style-name="Standard">Optional username for the proxy server. </text:p>
          </table:table-cell>
        </table:table-row>
        <table:table-row>
          <table:table-cell table:style-name="Table1.A1" office:value-type="string">
            <text:p text:style-name="P3">SubscriptionManagerProxyPassword </text:p>
          </table:table-cell>
          <table:table-cell table:style-name="Table1.A1" office:value-type="string">
            <text:p text:style-name="Standard">Optional password for the proxy server. </text:p>
          </table:table-cell>
        </table:table-row>
        <table:table-row>
          <table:table-cell table:style-name="Table1.A1" office:value-type="string">
            <text:p text:style-name="P3">Gateway </text:p>
          </table:table-cell>
          <table:table-cell table:style-name="Table1.A1" office:value-type="string">
            <text:p text:style-name="Standard">The default gateway for the system. </text:p>
          </table:table-cell>
        </table:table-row>
        <table:table-row>
          <table:table-cell table:style-name="Table1.A1" office:value-type="string">
            <text:p text:style-name="P4"/>
          </table:table-cell>
          <table:table-cell table:style-name="Table1.A1" office:value-type="string">
            <text:p text:style-name="P5"/>
          </table:table-cell>
        </table:table-row>
        <text:soft-page-break/>
        <table:table-row>
          <table:table-cell table:style-name="Table1.A1" office:value-type="string">
            <text:p text:style-name="P4">NameServers </text:p>
          </table:table-cell>
          <table:table-cell table:style-name="Table1.A1" office:value-type="string">
            <text:p text:style-name="P5">A comma separated list of nameserver IP addresses. </text:p>
          </table:table-cell>
        </table:table-row>
        <table:table-row>
          <table:table-cell table:style-name="Table1.A1" office:value-type="string">
            <text:p text:style-name="P3">NTPServers </text:p>
          </table:table-cell>
          <table:table-cell table:style-name="Table1.A1" office:value-type="string">
            <text:p text:style-name="Standard">A comma separated list of time servers. This can be IP addresses or FQDNs. </text:p>
          </table:table-cell>
        </table:table-row>
        <table:table-row>
          <table:table-cell table:style-name="Table1.A1" office:value-type="string">
            <text:p text:style-name="P3">TimeZone </text:p>
          </table:table-cell>
          <table:table-cell table:style-name="Table1.A1" office:value-type="string">
            <text:p text:style-name="Standard">The timezone the system is in. </text:p>
          </table:table-cell>
        </table:table-row>
        <table:table-row>
          <table:table-cell table:style-name="Table1.A1" office:value-type="string">
            <text:p text:style-name="P3">public_bond </text:p>
          </table:table-cell>
          <table:table-cell table:style-name="Table1.A1" office:value-type="string">
            <text:p text:style-name="Standard">This line configures the public bridge, the bond it attaches to, and the interfaces used within the bond. </text:p>
            <text:p text:style-name="text-body">The line is in the form:</text:p>
            <text:p text:style-name="text-body">public_bond="BRIDGE_NAME BOND_NAME BRIDGE_IP BRIDGE_NETMASK INTERFACE1 INTERFACE2 …"</text:p>
            <text:list xml:id="list3859632541378906185" text:style-name="L3">
              <text:list-item>
                <text:p text:style-name="P9">BRIDGE_NAME:: The name of the bridge. This must be public for the public bond. </text:p>
              </text:list-item>
              <text:list-item>
                <text:p text:style-name="P9">BOND_NAME:: A name for the bond that is created for this bridge. bond0 is a good choice. </text:p>
                <text:list>
                  <text:list-item>
                    <text:p text:style-name="P9">To configure the bridge and interface without bonding, set the BOND_NAME to none. The word none is case sensitive. If more than one interface is specified, only the first will be used. </text:p>
                  </text:list-item>
                </text:list>
              </text:list-item>
              <text:list-item>
                <text:p text:style-name="P9">BRIDGE_IP:: The IP address used for this bridge. </text:p>
              </text:list-item>
              <text:list-item>
                <text:p text:style-name="P9">BRIDGE_NETMASK:: The network mask used for this bridge. </text:p>
              </text:list-item>
              <text:list-item>
                <text:p text:style-name="P9">INTERFACE*:: This is a space separated list of interfaces that are used in this bond. </text:p>
              </text:list-item>
            </text:list>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Standard"/>
          </table:table-cell>
        </table:table-row>
        <text:soft-page-break/>
        <table:table-row>
          <table:table-cell table:style-name="Table1.A1" office:value-type="string">
            <text:p text:style-name="P3">provision_bond </text:p>
          </table:table-cell>
          <table:table-cell table:style-name="Table1.A1" office:value-type="string">
            <text:p text:style-name="Standard">This line configures the provisioning bridge, bond, and interfaces used within the bond. </text:p>
            <text:p text:style-name="text-body">The bond name must be provision.</text:p>
            <text:p text:style-name="text-body">A good name to use for the BOND_NAME is bond1.</text:p>
            <text:p text:style-name="text-body">A bond name of none can be specified to configure the bridge and interface without bonding.</text:p>
            <text:p text:style-name="text-body">See the public_bond for a description of the parameters.</text:p>
          </table:table-cell>
        </table:table-row>
      </table:table>
      <text:h text:style-name="sect2" text:outline-level="2" text:is-list-header="true"/>
      <text:h text:style-name="P14" text:outline-level="2"/>
      <text:h text:style-name="P15" text:outline-level="2"><text:bookmark-start text:name="_make_the_kickstart_file_available_for_installation"/>Make the kickstart file available for installation.<text:bookmark-end text:name="_make_the_kickstart_file_available_for_installation"/></text:h>
      <text:list xml:id="list3010235251122634188" text:style-name="L4">
        <text:list-item>
          <text:p text:style-name="P10">Place the kickstart file in the top level directory of a usb key. The usb key must be formated as vfat or ext2. </text:p>
          <text:list>
            <text:list-item>
              <text:p text:style-name="P10">A usb image can be created using the following steps. This is useful if you are using the Drac virtual media to install. </text:p>
              <text:list>
                <text:list-item>
                  <text:p text:style-name="P11">Create a usb image: </text:p>
                  <text:list>
                    <text:list-item>
                      <text:p text:style-name="P11">mkfs.vfat -C ks_usb.img 1024</text:p>
                    </text:list-item>
                  </text:list>
                </text:list-item>
                <text:list-item>
                  <text:p text:style-name="P11">Mount the image: </text:p>
                  <text:list>
                    <text:list-item>
                      <text:p text:style-name="P11">mount -o loop ks_usb.img /mnt</text:p>
                    </text:list-item>
                  </text:list>
                </text:list-item>
                <text:list-item>
                  <text:p text:style-name="P11">Place the osp-mgmg.ks file into the image: </text:p>
                  <text:list>
                    <text:list-item>
                      <text:p text:style-name="P11">cp osp-sah.ks /mnt</text:p>
                    </text:list-item>
                  </text:list>
                </text:list-item>
                <text:list-item>
                  <text:p text:style-name="P11">Unmount the image: </text:p>
                  <text:list>
                    <text:list-item>
                      <text:p text:style-name="P11">sync</text:p>
                    </text:list-item>
                    <text:list-item>
                      <text:p text:style-name="P11">umount /mnt</text:p>
                    </text:list-item>
                  </text:list>
                </text:list-item>
                <text:list-item>
                  <text:p text:style-name="P10">Map the image as Removable Media on the iDrac. The device name presented to the installer should be sdb if only one physical hard disk is presented to the server. </text:p>
                  <text:list>
                    <text:list-item>
                      <text:p text:style-name="P10">Boot the system using the Red Hat Enterpise Server 7 installation media. </text:p>
                    </text:list-item>
                    <text:list-item>
                      <text:p text:style-name="P10">At the installation menu, select the Install option, but do not press enter. </text:p>
                    </text:list-item>
                    <text:list-item>
                      <text:p text:style-name="P10">Press the Tab key. </text:p>
                    </text:list-item>
                    <text:list-item>
                      <text:p text:style-name="P10">Move the cursor to the end of the line beginning with vmlinuz. </text:p>
                    </text:list-item>
                    <text:list-item>
                      <text:p text:style-name="P10">Append of the following to the end of the line: </text:p>
                      <text:list>
                        <text:list-item>
                          <text:p text:style-name="P10">ks=hd:sdb:/osp-sah.ks </text:p>
                        </text:list-item>
                      </text:list>
                    </text:list-item>
                  </text:list>
                </text:list-item>
              </text:list>
            </text:list-item>
            <text:list-item>
              <text:p text:style-name="P10">The device <text:span text:style-name="_2a__20_RA-Variable_20_Data">sdb</text:span> can change depending on the quantity of disks being presented to the installation environment. These instructions assume a single disk is presented. Adjust accordingly. </text:p>
            </text:list-item>
          </text:list>
        </text:list-item>
      </text:list>
      <text:p text:style-name="text-body">Press the <text:span text:style-name="_2a__20_RA-UI_20_Element">Enter</text:span> key to start the installation.</text:p>
      <text:p text:style-name="text-body">It may take a few minutes before progress is seen on the screen.</text:p>
      <text:h text:style-name="P14" text:outline-level="2"/>
      <text:h text:style-name="P15" text:outline-level="2"><text:bookmark-start text:name="_next_steps"/>Next Steps<text:bookmark-end text:name="_next_steps"/></text:h>
      <text:p text:style-name="text-body">After the Solution Admin Host is installed, copy the ISO of the <text:span text:style-name="_2a__20_RA-Software_20_Name">Red Hat Enterprise Server 6 installation DVD</text:span> to the <text:span text:style-name="_2a__20_RA-File">/store/data/iso</text:span> directory. This ISO is used to install the Foreman virtual machine.</text:p>
      <text:p text:style-name="text-body">If the Ceph ICE virtual machine will be installed, also copy the ISO of the <text:span text:style-name="_2a__20_RA-Software_20_Name">Red Hat Enterprise Server 7 installation DVD</text:span> to the <text:span text:style-name="_2a__20_RA-File">/store/data/iso</text:span> directory.</text:p>
      <text:p text:style-name="text-body">To set up the Foreman virtual machine, follow the <text:span text:style-name="_2a__20_RA-Software_20_Name">Foreman Virtual Machine Deployment </text:span><text:span text:style-name="_2a__20_RA-Software_20_Name"><text:span text:style-name="T4">G</text:span></text:span><text:span text:style-name="_2a__20_RA-Software_20_Name">uide</text:span>.</text:p>
      <text:p text:style-name="text-body">To set up the Ceph ICE virtual machine, follow the <text:span text:style-name="_2a__20_RA-Software_20_Name"><text:span text:style-name="T3">Ceph ICE</text:span></text:span><text:span text:style-name="_2a__20_RA-Software_20_Name"> Virtual Machine Deployment </text:span><text:span text:style-name="_2a__20_RA-Software_20_Name"><text:span text:style-name="T3">G</text:span></text:span><text:span text:style-name="_2a__20_RA-Software_20_Name">uide</text:span>.</text:p>
      <text:h text:style-name="P12" text:outline-level="1"/>
      <text:h text:style-name="P13" text:outline-level="1"><text:bookmark-start text:name="_the_kickstart_file"/>The Kickstart file<text:bookmark-end text:name="_the_kickstart_file"/></text:h>
      <text:p text:style-name="_2a__20_RA-Content">#version=RHEL7<text:line-break/><text:line-break/>install<text:line-break/>cdrom<text:line-break/>reboot<text:line-break/><text:line-break/># Partitioning<text:line-break/>ignoredisk --only-use=sda<text:line-break/>zerombr<text:line-break/>bootloader --boot-drive=sda<text:line-break/><text:line-break/>clearpart --all --initlabel<text:line-break/><text:line-break/>part biosboot --ondisk=sda --size=2<text:line-break/>part /boot --fstype=ext4 --size=1024<text:line-break/>part pv.01 --size=79872<text:line-break/>part pv.02 --size=1024 --grow<text:line-break/><text:line-break/>volgroup VolGroup --pesize=4096 pv.01<text:line-break/>volgroup vg_vms <text:s text:c="2"/>--pesize=4096 pv.02<text:line-break/><text:line-break/>logvol / --fstype=ext4 <text:s text:c="3"/>--name=lv_root --vgname=VolGroup --size 30720<text:line-break/>logvol /tmp --fstype=ext4 --name=lv_tmp <text:s/>--vgname=VolGroup --size 10240<text:line-break/>logvol /var --fstype=ext4 --name=lv_var <text:s/>--vgname=VolGroup --size 20480<text:line-break/>logvol swap <text:s text:c="14"/>--name=lv_swap --vgname=VolGroup --size 16384<text:line-break/><text:line-break/>logvol /store/data --fstype=ext4 --name=data --vgname=vg_vms --size 1 --grow<text:line-break/><text:line-break/>keyboard --vckeymap=us --xlayouts='us'<text:line-break/>lang en_US.UTF-8<text:line-break/><text:line-break/>auth --enableshadow --passalgo=sha512<text:line-break/><text:line-break/>%include /tmp/ks_include.txt<text:line-break/><text:line-break/>skipx<text:line-break/>firstboot --disable<text:line-break/>eula --agreed<text:line-break/><text:line-break/>%packages<text:line-break/>@gnome-desktop<text:line-break/>@internet-browser<text:line-break/>@x11<text:line-break/>@dns-server<text:line-break/>@ftp-server<text:line-break/>@file-server<text:line-break/>@network-file-system-client<text:line-break/>@performance<text:line-break/>@remote-desktop-clients<text:line-break/>@remote-system-management<text:line-break/>@virtualization-client<text:line-break/>@virtualization-hypervisor<text:line-break/>@virtualization-tools<text:line-break/><text:soft-page-break/>ntp<text:line-break/>ntpdate<text:line-break/>-chrony<text:line-break/>-firewalld<text:line-break/>system-config-firewall-base<text:line-break/>%end<text:line-break/><text:line-break/><text:line-break/><text:line-break/>%pre --log /tmp/sah-pre.log<text:line-break/><text:line-break/>################### CHANGEME<text:line-break/># <text:s/>These are the variables that need changed for the environment<text:line-break/><text:line-break/># FQDN of server<text:line-break/>HostName="sah.example.org"<text:line-break/><text:line-break/># Root password of server<text:line-break/>SystemPassword="CHANGEME"<text:line-break/><text:line-break/># Subscription Manager credentials and pool to connect to.<text:line-break/># If the pool is not specified, the kickstart will try to subscribe to<text:line-break/># the first subcription specified as "Red Hat Enterprise Linux Server"<text:line-break/>SubscriptionManagerUser="CHANGEME"<text:line-break/>SubscriptionManagerPassword="CHANGEME"<text:line-break/>SubscriptionManagerPool="8j45445948fg908090fs5681d2243969"<text:line-break/>SubscriptionManagerProxy=""<text:line-break/>SubscriptionManagerProxyPort=""<text:line-break/>SubscriptionManagerProxyUser=""<text:line-break/>SubscriptionManagerProxyPassword=""<text:line-break/><text:line-break/># Network configuration<text:line-break/>Gateway="10.19.143.254"<text:line-break/>NameServers="10.19.143.247,10.19.143.248"<text:line-break/>NTPServers="CHANGEME.CHANGEME"<text:line-break/>TimeZone="America/Chicago"<text:line-break/><text:line-break/># bridge and bonding configuration. The format of the value is<text:line-break/># a space seperated list containing:<text:line-break/># Bridge_Name Bond_Name Bridge_IP Bridge_Mask Slave_Interface1 Slave_Interface2 SlaveInterface3 ...<text:line-break/># The network configuration specified for the public_bond will be used by the installation environment as well.<text:line-break/>public_bond="public bond0 10.19.139.60 255.255.248.0 em1 em3"<text:line-break/>provision_bond="provision bond1 172.44.139.60 255.255.255.0 em2 em4"<text:line-break/><text:line-break/>################### END of CHANGEME<text:line-break/><text:line-break/># Create the files that will be used by the installation environment and %post environment<text:line-break/>read -a itmp &lt;&lt;&lt; ${public_bond}<text:line-break/><text:line-break/>echo "network --activate --onboot=true --noipv6 --device=${itmp[4]} --bootproto=static --ip=${itmp[2]}" \<text:line-break/> <text:s text:c="4"/>" --netmask=${itmp[3]} --hostname=${HostName} --gateway=${Gateway} <text:soft-page-break/>--nameserver=${NameServers}" \<text:line-break/> <text:s text:c="4"/>&gt;&gt; /tmp/ks_include.txt<text:line-break/><text:line-break/>echo "rootpw ${SystemPassword}" &gt;&gt; /tmp/ks_include.txt<text:line-break/>echo "timezone ${TimeZone} --utc" &gt;&gt; /tmp/ks_include.txt<text:line-break/><text:line-break/>echo "HostName=\"${HostName}\"" &gt;&gt; /tmp/ks_post_include.txt<text:line-break/>echo "Gateway=\"${Gateway}\"" &gt;&gt; /tmp/ks_post_include.txt<text:line-break/>echo "NameServers=\"${NameServers}\"" &gt;&gt; /tmp/ks_post_include.txt<text:line-break/>echo "NTPServers=\"${NTPServers}\"" &gt;&gt; /tmp/ks_post_include.txt<text:line-break/><text:line-break/>echo "public_bond=\"${public_bond}\"" &gt;&gt; /tmp/ks_post_include.txt<text:line-break/>echo "provision_bond=\"${provision_bond}\"" &gt;&gt; /tmp/ks_post_include.txt<text:line-break/>echo "SMUser=${SubscriptionManagerUser}" &gt;&gt; /tmp/ks_post_include.txt<text:line-break/>echo "SMPassword=${SubscriptionManagerPassword}" &gt;&gt; /tmp/ks_post_include.txt<text:line-break/>echo "SMPool=${SubscriptionManagerPool}" &gt;&gt; /tmp/ks_post_include.txt<text:line-break/><text:line-break/>[[ ${SubscriptionManagerProxy} ]] &amp;&amp; {<text:line-break/> <text:s/>echo "SMProxy=\"${SubscriptionManagerProxy}\"" &gt;&gt; /tmp/ks_post_include.txt<text:line-break/> <text:s/>echo "SMProxyPort=\"${SubscriptionManagerProxyPort}\"" &gt;&gt; /tmp/ks_post_include.txt<text:line-break/> <text:s/>echo "SMProxyUser=\"${SubscriptionManagerProxyUser}\"" &gt;&gt; /tmp/ks_post_include.txt<text:line-break/> <text:s/>echo "SMProxyPassword=\"${SubscriptionManagerProxyPassword}\"" &gt;&gt; /tmp/ks_post_include.txt<text:line-break/> <text:s/>}<text:line-break/><text:line-break/># Remove all existing LVM configuration before the installation begins<text:line-break/>echo "Determining LVM PVs"<text:line-break/>pvscan<text:line-break/><text:line-break/>echo "Determining LVM VGs"<text:line-break/>vgscan<text:line-break/><text:line-break/>echo "Determining LVM LVs"<text:line-break/>lvscan<text:line-break/><text:line-break/>lvchange -a n<text:line-break/>vgchange -a n<text:line-break/><text:line-break/>echo "Erasing LVM PVs"<text:line-break/>for pv in $( pvs -o pv_name | grep -v "^\s*PV\s*$" )<text:line-break/>do<text:line-break/> <text:s/>pvremove --force --force --yes ${pv}<text:line-break/>done<text:line-break/><text:line-break/>echo "Checking LVM PVs do not exist"<text:line-break/>pvscan<text:line-break/><text:line-break/>echo "Checking LVM VGs do not exist"<text:line-break/>vgscan<text:line-break/><text:line-break/>echo "Checking LVM LVs do not exist"<text:line-break/>lvscan<text:line-break/><text:line-break/><text:soft-page-break/>%end<text:line-break/><text:line-break/>%post --nochroot --log=/root/sah-ks.log<text:line-break/># Copy the files created during the %pre section to /root of the installed system for later use.<text:line-break/> <text:s/>cp -v /tmp/sah-pre.log /mnt/sysimage/root<text:line-break/> <text:s/>cp -v /tmp/ks_include.txt /mnt/sysimage/root<text:line-break/> <text:s/>cp -v /tmp/ks_post_include.txt /mnt/sysimage/root<text:line-break/>%end<text:line-break/><text:line-break/><text:line-break/>%post --log=/root/sah-post-ks.log<text:line-break/><text:line-break/>exec &lt; /dev/tty8 &gt; /dev/tty8<text:line-break/>chvt 8<text:line-break/><text:line-break/># Source the variables from the %pre section<text:line-break/>. /root/ks_post_include.txt<text:line-break/><text:line-break/><text:line-break/>sed -i -e "s/^SELINUX=.*/SELINUX=permissive/" /etc/selinux/config<text:line-break/><text:line-break/># Configure the system files<text:line-break/>echo "HOSTNAME=${HostName}" &gt;&gt; /etc/sysconfig/network<text:line-break/>echo "GATEWAY=${Gateway}" &gt;&gt; /etc/sysconfig/network<text:line-break/><text:line-break/>read -a htmp &lt;&lt;&lt; ${public_bond}<text:line-break/>echo "${htmp[2]} <text:s/>${HostName}" &gt;&gt; /etc/hosts<text:line-break/><text:line-break/># Configure name resolution<text:line-break/>for ns in ${NameServers//,/ }<text:line-break/>do<text:line-break/> <text:s/>echo "nameserver ${ns}" &gt;&gt; /etc/resolv.conf<text:line-break/>done<text:line-break/><text:line-break/># Configure the ntp daemon<text:line-break/>systemctl enable ntpd<text:line-break/>sed -i -e "/^server /d" /etc/ntp.conf<text:line-break/><text:line-break/>for ntps in ${NTPServers//,/ }<text:line-break/>do<text:line-break/> <text:s/>echo "server ${ntps}" &gt;&gt; /etc/ntp.conf<text:line-break/>done<text:line-break/><text:line-break/><text:line-break/># Configure the interfaces, bonds, and bridges<text:line-break/>for bond in "${public_bond}" "${provision_bond}"<text:line-break/>do<text:line-break/> <text:s/>read -a itmp &lt;&lt;&lt; ${bond}<text:line-break/> <text:s/>bridge=${itmp[0]}<text:line-break/> <text:s/>bname=${itmp[1]}<text:line-break/> <text:s/>ip=${itmp[2]}<text:line-break/> <text:s/>mask=${itmp[3]}<text:line-break/><text:line-break/> <text:s/>itmp=${itmp[@]:4}<text:line-break/><text:soft-page-break/><text:line-break/># Configure the interfaces<text:line-break/> <text:s/>for iface in ${itmp}<text:line-break/> <text:s/>do<text:line-break/> <text:s text:c="3"/>mac=$( ip addr sh dev ${iface} | awk '/link/ {print $2}' )<text:line-break/><text:line-break/> <text:s text:c="3"/>cat &lt;&lt;EOBF &gt; /etc/sysconfig/network-scripts/ifcfg-${iface}<text:line-break/>NAME=${iface}<text:line-break/>DEVICE=${iface}<text:line-break/>TYPE=Ethernet<text:line-break/>HWADDR=${mac}<text:line-break/>NM_CONTROLLED=no<text:line-break/>ONBOOT=yes<text:line-break/>BOOTPROTO=none<text:line-break/>SLAVE=yes<text:line-break/>MASTER=${bname}<text:line-break/>EOBF<text:line-break/><text:line-break/> <text:s/>done<text:line-break/><text:line-break/># Configure the bonds<text:line-break/> <text:s/>cat &lt;&lt;EOBF &gt; /etc/sysconfig/network-scripts/ifcfg-${bname}<text:line-break/>NAME=${bname}<text:line-break/>DEVICE=${bname}<text:line-break/>TYPE=Bond<text:line-break/>NM_CONTROLLED=no<text:line-break/>BOOTPROTO=none<text:line-break/>ONBOOT=yes<text:line-break/>BONDING_OPTS="mode=balance-tlb miimon=100"<text:line-break/>BONDING_MASTER=yes<text:line-break/>DEFROUTE=no<text:line-break/>BRIDGE=${bridge}<text:line-break/>EOBF<text:line-break/><text:line-break/># Configure the bridges<text:line-break/> <text:s/>cat &lt;&lt;EOBF &gt; /etc/sysconfig/network-scripts/ifcfg-${bridge}<text:line-break/>NAME=${bridge}<text:line-break/>DEVICE=${bridge}<text:line-break/>TYPE=Bridge<text:line-break/>NM_CONTROLLED=no<text:line-break/>ONBOOT=yes<text:line-break/>BOOTPROTO=static<text:line-break/>IPADDR=${ip}<text:line-break/>NETMASK=${mask}<text:line-break/>EOBF<text:line-break/><text:line-break/>done<text:line-break/><text:line-break/>echo "--------------------------------"<text:line-break/>ip addr<text:line-break/>ip route<text:line-break/><text:line-break/><text:line-break/># Register the system using Subscription Manager<text:line-break/><text:line-break/><text:soft-page-break/>[[ "${SMProxy}" ]] &amp;&amp; {<text:line-break/> <text:s/>ProxyCmd="--server.proxy_hostname ${SMProxy}"<text:line-break/><text:line-break/> <text:s/>[[ "${SMProxyPort}" ]] <text:s text:c="4"/>&amp;&amp; ProxyCmd+=" --server.proxy_port ${SMProxyPort}"<text:line-break/> <text:s/>[[ "${SMProxyUser}" ]] <text:s text:c="4"/>&amp;&amp; ProxyCmd+=" --server.proxy_user ${SMProxyUser}"<text:line-break/> <text:s/>[[ "${SMProxyPassword}" ]] &amp;&amp; ProxyCmd+=" --server.proxy_password ${SMProxyPassword}"<text:line-break/><text:line-break/> <text:s/>subscription-manager config ${ProxyCmd}<text:line-break/> <text:s/>}<text:line-break/><text:line-break/>SMPool=""<text:line-break/><text:line-break/>[[ x${SMPool} = x ]] \<text:line-break/> <text:s/>&amp;&amp; SMPool=$( subscription-manager list --available \<text:line-break/> <text:s/>| awk '/Red Hat Enterprise Linux Server/,/Pool/ {pool = $3} END {print pool}' )<text:line-break/><text:line-break/>[[ -n ${SMPool} ]] \<text:line-break/> <text:s/>&amp;&amp; subscription-manager attach --pool ${SMPool} \<text:line-break/> <text:s/>|| ( echo "Could not find an Red Hat Enterprise Linux pool to attach to. - Auto-attaching to any pool." \<text:line-break/> <text:s text:c="6"/>subscription-manager attach --auto<text:line-break/> <text:s text:c="6"/>)<text:line-break/><text:line-break/>yum -y update<text:line-break/><text:line-break/><text:line-break/>systemctl disable NetworkManager<text:line-break/>systemctl disable firewalld<text:line-break/><text:line-break/>mkdir -p /store/data/images<text:line-break/>mkdir -p /store/data/iso<text:line-break/><text:line-break/>chvt 6<text:line-break/><text:line-break/>%e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margin-top="0.0193in" fo:margin-bottom="0.0902in" style:contextual-spacing="false"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contextual-spacing="false"/>
      <style:text-properties fo:font-size="11pt"/>
    </style:style>
    <style:style style:name="sect-default" style:family="paragraph" style:class="text">
      <style:paragraph-properties fo:margin-top="0.0709in" fo:margin-bottom="0.0193in" style:contextual-spacing="false" fo:keep-with-next="always"/>
      <style:text-properties fo:color="#527bbd" style:font-name="Arial" fo:font-family="Arial" style:font-family-generic="swiss" style:font-pitch="variable" fo:font-weight="bold"/>
    </style:style>
    <style:style style:name="sect0" style:family="paragraph" style:parent-style-name="sect-default" style:master-page-name="">
      <style:paragraph-properties fo:margin-top="0.0783in" fo:margin-bottom="0.0902in" style:contextual-spacing="false" style:page-number="auto" fo:padding="0in" fo:border-left="none" fo:border-right="none" fo:border-top="none" fo:border-bottom="0.99pt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99pt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style:contextual-spacing="false" fo:keep-with-next="always"/>
      <style:text-properties fo:color="#527bbd" style:font-name="Arial" fo:font-family="Arial" style:font-family-generic="swiss" style:font-pitch="variable" fo:font-weight="bold"/>
    </style:style>
    <style:style style:name="caption" style:family="paragraph" style:class="text">
      <style:paragraph-properties fo:margin-top="0in" fo:margin-bottom="0.028in" style:contextual-spacing="false"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contextual-spacing="false"/>
    </style:style>
    <style:style style:name="empty" style:family="paragraph">
      <style:paragraph-properties fo:margin-left="0in" fo:margin-right="0in" fo:margin-top="0in" fo:margin-bottom="0in" style:contextual-spacing="false" fo:line-height="0in" fo:text-indent="0in" style:auto-text-indent="false" fo:padding="0in" fo:border="none"/>
    </style:style>
    <style:style style:name="annotationblock" style:family="paragraph">
      <style:paragraph-properties fo:margin-left="0in" fo:margin-right="0in" fo:margin-top="0in" fo:margin-bottom="0in" style:contextual-spacing="false"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style:contextual-spacing="false"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style:contextual-spacing="false"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family="Arial" style:font-family-generic="swiss" style:font-pitch="variable"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contextual-spacing="false"/>
    </style:style>
    <style:style style:name="asciidoc-hr" style:family="paragraph" style:next-style-name="text-body" style:class="html">
      <style:paragraph-properties fo:line-height="0in" fo:padding="0in" fo:border-left="none" fo:border-right="none" fo:border-top="none" fo:border-bottom="0.99pt solid #c0c0c0"/>
    </style:style>
    <style:style style:name="listingblock" style:family="paragraph">
      <style:paragraph-properties fo:keep-together="auto" fo:background-color="#f8f8f8" fo:padding-left="0.0783in" fo:padding-right="0.0783in" fo:padding-top="0.1181in" fo:padding-bottom="0.1181in" fo:border-left="4.25pt solid #f0f0f0" fo:border-right="0.31pt solid #dddddd" fo:border-top="0.31pt solid #dddddd" fo:border-bottom="0.31pt solid #dddddd" style:shadow="none" style:line-break="normal">
        <style:background-image/>
      </style:paragraph-properties>
      <style:text-properties fo:color="#000080" style:font-name="DejaVu Sans Mono" fo:font-family="'DejaVu Sans Mono'" style:font-pitch="fixed" fo:font-size="10pt"/>
    </style:style>
    <style:style style:name="literalblock" style:family="paragraph">
      <style:paragraph-properties fo:padding-left="0in" fo:padding-right="0in" fo:padding-top="0.0783in" fo:padding-bottom="0.0783in" fo:border-left="0.06pt solid #000000" fo:border-right="none" fo:border-top="none" fo:border-bottom="none"/>
      <style:text-properties fo:color="#000080" style:font-name="DejaVu Sans Mono" fo:font-family="'DejaVu Sans Mono'" style:font-pitch="fixed"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style:contextual-spacing="false" fo:text-indent="0in" style:auto-text-indent="false" fo:background-color="#f8f8f8" fo:padding-left="0.0591in" fo:padding-right="0.0193in" fo:padding-top="0.0193in" fo:padding-bottom="0.0193in" fo:border-left="5.64pt solid #f0f0f0" fo:border-right="1.16pt solid #dddddd" fo:border-top="1.16pt solid #dddddd" fo:border-bottom="1.16pt solid #dddddd" style:shadow="none">
        <style:background-image/>
      </style:paragraph-properties>
      <style:text-properties fo:color="#000080" style:font-name="DejaVu Sans Mono" fo:font-family="'DejaVu Sans Mono'" style:font-pitch="fixed" fo:font-size="10pt"/>
    </style:style>
    <style:style style:name="preamble" style:family="paragraph">
      <style:text-properties fo:font-style="italic"/>
    </style:style>
    <style:style style:name="text-body" style:family="paragraph" style:class="text">
      <style:paragraph-properties fo:margin-top="0in" fo:margin-bottom="0.0835in" style:contextual-spacing="false"/>
    </style:style>
    <style:style style:name="footer" style:family="paragraph" style:class="extra">
      <style:paragraph-properties fo:padding="0in" fo:border-left="none" fo:border-right="none" fo:border-top="0.06pt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3.54pt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contextual-spacing="false" style:shadow="none" fo:keep-with-next="always">
        <style:tab-stops>
          <style:tab-stop style:position="6in" style:type="right"/>
        </style:tab-stops>
      </style:paragraph-properties>
      <style:text-properties style:font-name="Nimbus Sans L" fo:font-family="'Nimbus Sans L', 'Liberation Sans'" fo:font-size="14pt"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ans" fo:font-family="'Liberation San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DejaVu Sans Mono1" fo:font-family="'DejaVu Sans Mon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name-complex="Lohit Devanagari1" style:font-family-complex="'Lohit Devanagari'"/>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style:contextual-spacing="false"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style:contextual-spacing="false"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style:contextual-spacing="false"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style:contextual-spacing="false"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family="'Liberation Sans'" style:font-family-generic="swiss" style:font-pitch="variable" fo:font-size="11pt" style:font-size-asian="11pt" style:font-name-complex="Arial" style:font-family-complex="Arial" style:font-family-generic-complex="swiss" style:font-pitch-complex="variable" style:font-size-complex="11pt"/>
    </style:style>
    <style:style style:name="_2a__20_RA-Code" style:display-name="* RA-Code" style:family="paragraph" style:parent-style-name="Standard">
      <style:paragraph-properties fo:margin-left="0.1in" fo:margin-right="0.1in" fo:margin-top="0in" fo:margin-bottom="0in" style:contextual-spacing="false" fo:text-indent="0in" style:auto-text-indent="false" fo:background-color="#ffffcc">
        <style:tab-stops/>
        <style:background-image/>
      </style:paragraph-properties>
      <style:text-properties style:font-name="Liberation Mono" fo:font-family="'Liberation Mono'" style:font-family-generic="modern" style:font-pitch="fixed"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style:contextual-spacing="false" fo:text-indent="0in" style:auto-text-indent="false" fo:background-color="#ccffff">
        <style:background-image/>
      </style:paragraph-properties>
      <style:text-properties style:font-name="Liberation Mono" fo:font-family="'Liberation Mono'" style:font-family-generic="modern" style:font-pitch="fixed"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style:contextual-spacing="false"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style:contextual-spacing="false"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contextual-spacing="false">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style:contextual-spacing="false"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style:contextual-spacing="false"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style:contextual-spacing="false"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style:contextual-spacing="false"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style:contextual-spacing="false"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2" fo:font-family="'DejaVu Sans Mono'" style:font-family-generic="modern" style:font-pitch="fixed" fo:font-size="10pt" style:font-name-asian="WenQuanYi Zen Hei Sharp"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family="'Liberation Mono'" style:font-style-name="Bold" style:font-family-generic="modern" style:font-pitch="fixed"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family="'Liberation Serif'" style:font-style-name="Bold" style:font-family-generic="roman" style:font-pitch="variable"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family="'Liberation Mono'" style:font-style-name="Bold Italic" style:font-family-generic="modern" style:font-pitch="fixed" fo:font-style="italic" fo:font-weight="bold" fo:background-color="transparent" style:font-weight-asian="normal"/>
    </style:style>
    <style:style style:name="_2a__20_RA-Generic_20_Entity" style:display-name="* RA-Generic Entity" style:family="text">
      <style:text-properties style:font-name="Liberation Sans2" fo:font-family="'Liberation Sans'" style:font-style-name="Italic" style:font-family-generic="swiss" style:font-pitch="variable"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draw:shadow-opacity="100%"/>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4.25pt solid #f0f0f0" fo:border-right="0.31pt solid #dddddd" fo:border-top="0.31pt solid #dddddd" fo:border-bottom="0.31pt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draw:shadow-opacity="100%">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2.01pt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0EFD1D18.jpg" xlink:type="simple" xlink:actuate="onLoad" style:position="center center" style:repeat="no-repeat"/>
        <style:columns fo:column-count="1" fo:column-gap="0in"/>
        <style:footnote-sep style:width="0.0071in" style:line-style="solid"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3</text:page-number></text:span><text:span text:style-name="MT1"><text:tab/></text:span></text:p>
      </style:footer>
      <style:footer-left>
        <text:p text:style-name="Footer"><text:span text:style-name="MT2"><text:tab/></text:span><text:span text:style-name="MT2"><text:page-number text:select-page="current">12</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4T11:42:17.446277068</dc:date>
    <meta:editing-duration>P0D</meta:editing-duration>
    <meta:editing-cycles>5</meta:editing-cycles>
    <meta:generator>LibreOffice/4.2.6.3$Linux_X86_64 LibreOffice_project/420$Build-3</meta:generator>
    <meta:document-statistic meta:table-count="2" meta:image-count="8" meta:object-count="0" meta:page-count="13" meta:paragraph-count="126" meta:word-count="2132" meta:character-count="16076" meta:non-whitespace-character-count="13585"/>
  </office:meta>
</office:document-meta>
</file>